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é datos ya estan a nuestro alcance? (corrientes marinas, "tsunamimómetros", el clima, rayos UV)</text:p>
      <text:p text:style-name="Standard"/>
      <text:p text:style-name="Standard">Qué datos necesitamos locales? (velocidad del viento, temperatura del agua peligros de fauna/flora -tiburones o cualquier otro depredador marino, HAB's- corriente de resaca, sistema de banderas e inspección visual de los guardacostas, colores de boyas -informacion para civiles en cuanto a ésto, ya que la gente que tiene embarcacion la sabe de antemano-)</text:p>
      <text:p text:style-name="Standard"/>
      <text:p text:style-name="Standard">App que combine todo esto para que la gente decida que es lo mejor en ese momen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43S</meta:editing-duration>
    <meta:editing-cycles>4</meta:editing-cycles>
    <meta:generator>OpenOffice/4.1.2$Win32 OpenOffice.org_project/412m3$Build-9782</meta:generator>
    <dc:date>2017-04-29T12:24:05.02</dc:date>
    <dc:creator>Mark D</dc:creator>
    <meta:document-statistic meta:table-count="0" meta:image-count="0" meta:object-count="0" meta:page-count="1" meta:paragraph-count="3" meta:word-count="84" meta:character-count="534"/>
    <meta:user-defined meta:name="Info 1"/>
    <meta:user-defined meta:name="Info 2"/>
    <meta:user-defined meta:name="Info 3"/>
    <meta:user-defined meta:name="Info 4"/>
  </office:meta>
</office:document-meta>
</file>